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5fd7e" officeooo:paragraph-rsid="0005fd7e" style:font-weight-asian="bold" style:font-weight-complex="bold"/>
    </style:style>
    <style:style style:name="P3" style:family="paragraph" style:parent-style-name="Standard">
      <style:text-properties fo:color="#0000ff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4pt" fo:font-weight="bold" officeooo:rsid="0005fd7e" officeooo:paragraph-rsid="0005fd7e" style:font-size-asian="14pt" style:font-weight-asian="bold" style:font-size-complex="14pt" style:font-weight-complex="bold"/>
    </style:style>
    <style:style style:name="T1" style:family="text">
      <style:text-properties officeooo:rsid="0000f3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/>
      <text:p text:style-name="P3"/>
      <text:p text:style-name="P3"><text:s text:c="12"/><text:tab/><text:tab/><text:span text:style-name="T1">AWS TIMEZONE CHANGES</text:span></text:p>
      <text:p text:style-name="P3"><text:s text:c="25"/><text:span text:style-name="T1">=========================</text:span></text:p>
      <text:p text:style-name="P3"/>
      <text:p text:style-name="P1"/>
      <text:p text:style-name="P1"/>
      <text:p text:style-name="P1"/>
      <text:p text:style-name="P4"># <text:s/>rm /etc/localtime</text:p>
      <text:p text:style-name="P4"/>
      <text:p text:style-name="P4"># ls /usr/share/zoneinfo/</text:p>
      <text:p text:style-name="P4"/>
      <text:p text:style-name="P4"># date</text:p>
      <text:p text:style-name="P4"/>
      <text:p text:style-name="P4"># ln -s /usr/share/zoneinfo/Canada/Pacific /etc/localtime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6:39:54.621231431</meta:creation-date>
    <meta:generator>LibreOffice/5.1.6.2$Linux_X86_64 LibreOffice_project/10m0$Build-2</meta:generator>
    <dc:date>2017-11-01T16:47:27.312408319</dc:date>
    <meta:editing-duration>PT7M34S</meta:editing-duration>
    <meta:editing-cycles>5</meta:editing-cycles>
    <meta:document-statistic meta:table-count="0" meta:image-count="0" meta:object-count="0" meta:page-count="1" meta:paragraph-count="6" meta:word-count="17" meta:character-count="192" meta:non-whitespace-character-count="141"/>
  </office:meta>
</office:document-meta>
</file>